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78318" officeooo:paragraph-rsid="00078318"/>
    </style:style>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nario presentacion</text:p>
      <text:p text:style-name="P1"/>
      <text:p text:style-name="P1">A <text:span text:style-name="T1">quasar</text:span> (contraction of <text:span text:style-name="T1">QUASi-stellAR radio source</text:span>) is an extremely bright and distant active nucleus of a young <text:a xlink:type="simple" xlink:href="http://www.newworldencyclopedia.org/entry/Galaxy" text:style-name="Internet_20_link" text:visited-style-name="Visited_20_Internet_20_Link">galaxy</text:a>. Quasars were first identified as high-redshift sources of electromagnetic energy, including radio waves and visible light. They are point-like, similar to <text:a xlink:type="simple" xlink:href="http://www.newworldencyclopedia.org/entry/Star" text:style-name="Internet_20_link" text:visited-style-name="Visited_20_Internet_20_Link">stars</text:a>, rather than extended sources of light, such as galaxies. Although there was some initial controversy over the nature of these objects, the current scientific consensus is that a quasar is a compact halo of <text:a xlink:type="simple" xlink:href="http://www.newworldencyclopedia.org/entry/Matter" text:style-name="Internet_20_link" text:visited-style-name="Visited_20_Internet_20_Link">matter</text:a> surrounding the central supermassive black hole of a young galaxy.</text:p>
      <text:p text:style-name="P1"/>
      <text:p text:style-name="P1">1963 Astronomer Maarten Schmidt found unusal radio signals studying radio Source 3C 273<text:line-break/>Saw bright spectral lines that he didn't recognize coming from an object that seemed to be a star<text:line-break/>Realized they were bright emission lines from hydrogen gas that had been shifted to different wavelength<text:line-break/>Hubble's Law= an object with that red shift must be located billions of light-years away</text:p>
      <text:p text:style-name="P1"/>
      <text:p text:style-name="P1"/>
      <text:p text:style-name="P1">Because quasars are extremely distant, bright, and small in apparent size, they are useful reference points in establishing a measurement grid on the sky.<text:bookmark text:name="cite_ref-55"/><text:a xlink:type="simple" xlink:href="https://en.wikipedia.org/wiki/Quasar#cite_note-55" text:style-name="Internet_20_link" text:visited-style-name="Visited_20_Internet_20_Link">[55]</text:a> The <text:a xlink:type="simple" xlink:href="https://en.wikipedia.org/wiki/International_Celestial_Reference_System" text:style-name="Internet_20_link" text:visited-style-name="Visited_20_Internet_20_Link">International Celestial Reference System</text:a> (ICRS) is based on hundreds of extra-galactic radio sources, mostly quasars, distributed around the entire sky. Because they are so distant, they are apparently stationary to our current technology, yet their positions can be measured with the utmost accuracy by <text:a xlink:type="simple" xlink:href="https://en.wikipedia.org/wiki/Very-long-baseline_interferometry" text:style-name="Internet_20_link" text:visited-style-name="Visited_20_Internet_20_Link">very-long-baseline interferometry</text:a> (VLBI). The positions of most are known to 0.001 <text:a xlink:type="simple" xlink:href="https://en.wikipedia.org/wiki/Arc_minute" text:style-name="Internet_20_link" text:visited-style-name="Visited_20_Internet_20_Link">arcsecond</text:a> or better, which is orders of magnitude more precise than the best optical measurements. </text:p>
      <text:p text:style-name="P1"/>
      <text:p text:style-name="P1">The data from DESI will be used to create three-dimensional maps of the distribution of matter covering an unprecedented volume of the Universe with unparalleled detail.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5:32:02.641428122</meta:creation-date>
    <dc:date>2018-11-13T06:27:56.507277859</dc:date>
    <meta:editing-duration>PT7H35M8S</meta:editing-duration>
    <meta:editing-cycles>1</meta:editing-cycles>
    <meta:document-statistic meta:table-count="0" meta:image-count="0" meta:object-count="0" meta:page-count="1" meta:paragraph-count="5" meta:word-count="271" meta:character-count="1783" meta:non-whitespace-character-count="1515"/>
    <meta:generator>LibreOffice/6.0.6.2$Linux_X86_64 LibreOffice_project/00m0$Build-2</meta:generator>
  </office:meta>
</office:document-meta>
</file>